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bbf" officeooo:paragraph-rsid="0000cb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ex exercise 3 – LOGO header challenge</text:p>
      <text:p text:style-name="P1"/>
      <text:p text:style-name="P1">We had to change the HTML file, so that we could get the logo and the links to the left side and the button with notification to the left.</text:p>
      <text:p text:style-name="P1"/>
      <text:p text:style-name="P1">REMINDER: <text:tab/>If we want to space out things with some stuff on the right and other stuff on the left, we can use the property: SPACE-BETWEEN. Justify-content aligns items on the main axes.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9:32:56.070952888</meta:creation-date>
    <dc:date>2024-08-11T19:35:40.948720231</dc:date>
    <meta:editing-duration>PT2M45S</meta:editing-duration>
    <meta:editing-cycles>1</meta:editing-cycles>
    <meta:document-statistic meta:table-count="0" meta:image-count="0" meta:object-count="0" meta:page-count="1" meta:paragraph-count="3" meta:word-count="68" meta:character-count="364" meta:non-whitespace-character-count="296"/>
    <meta:generator>LibreOffice/7.3.7.2$Linux_X86_64 LibreOffice_project/30$Build-2</meta:generator>
  </office:meta>
</office:document-meta>
</file>